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7cm"/>
    </style:style>
    <style:style style:name="co2" style:family="table-column">
      <style:table-column-properties fo:break-before="auto" style:column-width="2.409cm"/>
    </style:style>
    <style:style style:name="co3" style:family="table-column">
      <style:table-column-properties fo:break-before="auto" style:column-width="2.355cm"/>
    </style:style>
    <style:style style:name="co4" style:family="table-column">
      <style:table-column-properties fo:break-before="auto" style:column-width="2.189cm"/>
    </style:style>
    <style:style style:name="co5" style:family="table-column">
      <style:table-column-properties fo:break-before="auto" style:column-width="2.134cm"/>
    </style:style>
    <style:style style:name="co6" style:family="table-column">
      <style:table-column-properties fo:break-before="auto" style:column-width="2.492cm"/>
    </style:style>
    <style:style style:name="co7" style:family="table-column">
      <style:table-column-properties fo:break-before="auto" style:column-width="3.242cm"/>
    </style:style>
    <style:style style:name="co8" style:family="table-column">
      <style:table-column-properties fo:break-before="auto" style:column-width="3.674cm"/>
    </style:style>
    <style:style style:name="co9" style:family="table-column">
      <style:table-column-properties fo:break-before="auto" style:column-width="3.759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4.016cm"/>
    </style:style>
    <style:style style:name="co13" style:family="table-column">
      <style:table-column-properties fo:break-before="auto" style:column-width="3.022cm"/>
    </style:style>
    <style:style style:name="co14" style:family="table-column">
      <style:table-column-properties fo:break-before="auto" style:column-width="6.108cm"/>
    </style:style>
    <style:style style:name="co15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9.366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5.756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3.739cm"/>
    </style:style>
    <style:style style:name="co23" style:family="table-column">
      <style:table-column-properties fo:break-before="auto" style:column-width="4.422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536cm"/>
    </style:style>
    <style:style style:name="co26" style:family="table-column">
      <style:table-column-properties fo:break-before="auto" style:column-width="2.893cm"/>
    </style:style>
    <style:style style:name="co27" style:family="table-column">
      <style:table-column-properties fo:break-before="auto" style:column-width="1.951cm"/>
    </style:style>
    <style:style style:name="co28" style:family="table-column">
      <style:table-column-properties fo:break-before="auto" style:column-width="2.406cm"/>
    </style:style>
    <style:style style:name="co29" style:family="table-column">
      <style:table-column-properties fo:break-before="auto" style:column-width="0.499cm"/>
    </style:style>
    <style:style style:name="co16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4.911cm"/>
    </style:style>
    <style:style style:name="co31" style:family="table-column">
      <style:table-column-properties fo:break-before="auto" style:column-width="9.202cm"/>
    </style:style>
    <style:style style:name="co33" style:family="table-column">
      <style:table-column-properties fo:break-before="auto" style:column-width="3.46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omponente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Bezeichnung</text:p>
          </table:table-cell>
          <table:table-cell office:value-type="string">
            <text:p>length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mass</text:p>
          </table:table-cell>
          <table:table-cell office:value-type="string">
            <text:p>max_power</text:p>
          </table:table-cell>
          <table:table-cell office:value-type="string">
            <text:p>notw. Öffnungen</text:p>
          </table:table-cell>
          <table:table-cell office:value-type="string">
            <text:p>min. therm. Anford.</text:p>
          </table:table-cell>
          <table:table-cell office:value-type="string">
            <text:p>max. therm. Anford.</text:p>
          </table:table-cell>
          <table:table-cell office:value-type="string">
            <text:p>vertr. Strahlung</text:p>
          </table:table-cell>
          <table:table-cell office:value-type="string">
            <text:p>Drehmoment</text:p>
          </table:table-cell>
          <table:table-cell office:value-type="string">
            <text:p>Schub</text:p>
          </table:table-cell>
          <table:table-cell office:value-type="string">
            <text:p>Impulsbit</text:p>
          </table:table-cell>
          <table:table-cell office:value-type="string">
            <text:p>spez. Impuls</text:p>
          </table:table-cell>
          <table:table-cell office:value-type="string">
            <text:p>Bemerkungen</text:p>
          </table:table-cell>
          <table:table-cell/>
        </table:table-row>
        <table:table-row table:style-name="ro1">
          <table:table-cell office:value-type="string">
            <text:p>Einheit</text:p>
          </table:table-cell>
          <table:table-cell table:number-columns-repeated="3" office:value-type="string">
            <text:p>mm</text:p>
          </table:table-cell>
          <table:table-cell office:value-type="string">
            <text:p>kg</text:p>
          </table:table-cell>
          <table:table-cell office:value-type="string">
            <text:p>W</text:p>
          </table:table-cell>
          <table:table-cell office:value-type="string">
            <text:p>#</text:p>
          </table:table-cell>
          <table:table-cell table:number-columns-repeated="2" office:value-type="string">
            <text:p>°C</text:p>
          </table:table-cell>
          <table:table-cell office:value-type="string">
            <text:p>krad</text:p>
          </table:table-cell>
          <table:table-cell office:value-type="string">
            <text:p>Nm</text:p>
          </table:table-cell>
          <table:table-cell office:value-type="string">
            <text:p>N</text:p>
          </table:table-cell>
          <table:table-cell office:value-type="string">
            <text:p>Ns</text:p>
          </table:table-cell>
          <table:table-cell office:value-type="string">
            <text:p>s</text:p>
          </table:table-cell>
          <table:table-cell table:number-columns-repeated="2"/>
        </table:table-row>
        <table:table-row table:style-name="ro1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11"/>
        </table:table-row>
        <table:table-row table:style-name="ro1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11"/>
        </table:table-row>
        <table:table-row table:style-name="ro1">
          <table:table-cell office:value-type="string">
            <text:p>Datenschnittstelle</text:p>
          </table:table-cell>
          <table:table-cell table:number-columns-repeated="15"/>
        </table:table-row>
        <table:table-row table:style-name="ro1">
          <table:table-cell office:value-type="string">
            <text:p>thermale Schnittstelle</text:p>
          </table:table-cell>
          <table:table-cell table:number-columns-repeated="15"/>
        </table:table-row>
        <table:table-row table:style-name="ro1">
          <table:table-cell office:value-type="string">
            <text:p>Bausteinstruktur</text:p>
          </table:table-cell>
          <table:table-cell table:number-columns-repeated="3" office:value-type="float" office:value="400">
            <text:p>400</text:p>
          </table:table-cell>
          <table:table-cell office:value-type="float" office:value="2.5">
            <text:p>2,5</text:p>
          </table:table-cell>
          <table:table-cell table:number-columns-repeated="11"/>
        </table:table-row>
        <table:table-row table:style-name="ro1">
          <table:table-cell office:value-type="string">
            <text:p>thermale Isolierung</text:p>
          </table:table-cell>
          <table:table-cell table:number-columns-repeated="15"/>
        </table:table-row>
        <table:table-row table:style-name="ro1">
          <table:table-cell office:value-type="string">
            <text:p>Strahlungsschutz</text:p>
          </table:table-cell>
          <table:table-cell table:number-columns-repeated="15"/>
        </table:table-row>
        <table:table-row table:style-name="ro1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9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1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1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10"/>
          <table:table-cell office:value-type="string">
            <text:p>frei angepasst</text:p>
          </table:table-cell>
          <table:table-cell/>
        </table:table-row>
        <table:table-row table:style-name="ro1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1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1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1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1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1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1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 table:number-columns-repeated="5"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1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 table:number-columns-repeated="5"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1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7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1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1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1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1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1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9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1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1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1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table:number-columns-repeated="5"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1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 table:number-columns-repeated="5"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1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1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1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1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1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 table:number-columns-repeated="5"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1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number-columns-repeated="4"/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1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idealisiert nach MOOG Type 55 Solar Array Drive Assembly </text:p>
          </table:table-cell>
          <table:table-cell/>
        </table:table-row>
        <table:table-row table:style-name="ro1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1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table:number-columns-repeated="4"/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1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 table:number-columns-repeated="5"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1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 table:number-columns-repeated="5"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1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1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1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7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1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1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1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table:number-columns-repeated="5"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1">
          <table:table-cell office:value-type="string">
            <text:p>zentrale Solarfläche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2">
          <table:table-cell office:value-type="string">
            <text:p>testdüse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string">
            <text:p>0.01</text:p>
          </table:table-cell>
          <table:table-cell office:value-type="float" office:value="220">
            <text:p>220</text:p>
          </table:table-cell>
          <table:table-cell office:value-type="string">
            <text:p>Testdüse zum testen von Algorithmen und programmen</text:p>
          </table:table-cell>
          <table:table-cell/>
        </table:table-row>
        <table:table-row table:style-name="ro2">
          <table:table-cell office:value-type="string">
            <text:p>testdrallrad</text:p>
          </table:table-cell>
          <table:table-cell table:number-columns-repeated="9"/>
          <table:table-cell office:value-type="float" office:value="10">
            <text:p>10</text:p>
          </table:table-cell>
          <table:table-cell table:number-columns-repeated="3"/>
          <table:table-cell office:value-type="string">
            <text:p>Testdüse zum testen von Algorithmen und programmen</text:p>
          </table:table-cell>
          <table:table-cell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Bausteine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number-columns-repeated="1011" table:default-cell-style-name="Default"/>
        <table:table-row table:style-name="ro3">
          <table:table-cell office:value-type="string">
            <text:p>Stand: 07.02.2012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usteintyp</text:p>
          </table:table-cell>
          <table:table-cell office:value-type="string">
            <text:p>Einsatzgebiet</text:p>
          </table:table-cell>
          <table:table-cell office:value-type="string">
            <text:p>Bemerkung</text:p>
          </table:table-cell>
          <table:table-cell office:value-type="string">
            <text:p>Komponenten</text:p>
          </table:table-cell>
          <table:table-cell office:value-type="string">
            <text:p>Anzahl</text:p>
          </table:table-cell>
          <table:table-cell office:value-type="string">
            <text:p>Position (relativ)</text:p>
          </table:table-cell>
          <table:table-cell office:value-type="string">
            <text:p>Schubvektor (nur Richtung)</text:p>
          </table:table-cell>
          <table:table-cell table:number-columns-repeated="1017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OBC/SM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Re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mitter+Re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mit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NSS-Receiver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Standard)</text:p>
          </table:table-cell>
          <table:table-cell office:value-type="string">
            <text:p>GEO/LEO</text:p>
          </table:table-cell>
          <table:table-cell/>
          <table:table-cell office:value-type="string">
            <text:p>GPS-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elektr. Schnittstelle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Sternsens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Versorgungsleitungen</text:p>
          </table:table-cell>
          <table:table-cell office:value-type="float" office:value="24">
            <text:p>24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mech. 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ternsensorbaustein</text:p>
          </table:table-cell>
          <table:table-cell office:value-type="string">
            <text:p>GEO/LEO</text:p>
          </table:table-cell>
          <table:table-cell office:value-type="string">
            <text:p>Sichtfeld je 20°</text:p>
          </table:table-cell>
          <table:table-cell office:value-type="string">
            <text:p>Datenschnittstelle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est Lageregelungsbaustein</text:p>
          </table:table-cell>
          <table:table-cell office:value-type="string">
            <text:p>GEO/LEO</text:p>
          </table:table-cell>
          <table:table-cell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,1</text:p>
          </table:table-cell>
          <table:table-cell office:value-type="string">
            <text:p>0,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1,0.5,1</text:p>
          </table:table-cell>
          <table:table-cell office:value-type="string">
            <text:p>-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1,1</text:p>
          </table:table-cell>
          <table:table-cell office:value-type="string">
            <text:p>0,-1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,0.5,1</text:p>
          </table:table-cell>
          <table:table-cell office:value-type="string">
            <text:p>1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testdüse</text:p>
          </table:table-cell>
          <table:table-cell office:value-type="float" office:value="1">
            <text:p>1</text:p>
          </table:table-cell>
          <table:table-cell office:value-type="string">
            <text:p>0.5,0.5,1</text:p>
          </table:table-cell>
          <table:table-cell office:value-type="string">
            <text:p>0,0,-1</text:p>
          </table:table-cell>
          <table:table-cell table:number-columns-repeated="1017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2"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4">
          <table:table-cell office:value-type="string">
            <text:p>test Lageregelungsbaustei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F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ll Efffekt Triebwer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elektrischer Antriebs-Baustein</text:p>
          </table:table-cell>
          <table:table-cell office:value-type="string">
            <text:p>GEO/LEO</text:p>
          </table:table-cell>
          <table:table-cell/>
          <table:table-cell office:value-type="string">
            <text:p>PS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met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agnetorquer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agnetorque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GPS-Baustein (GPS und GLONASS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IMU (Standar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tandard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pond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pond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Reaktionsra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Reaktions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zentrale Solarfläch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Inertial Measurement Unit Baustein (sehr genau)</text:p>
          </table:table-cell>
          <table:table-cell office:value-type="string">
            <text:p>LEO</text:p>
          </table:table-cell>
          <table:table-cell/>
          <table:table-cell office:value-type="string">
            <text:p>IMU (sehr genau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Li-Ion-Batterie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Batteriebaustein</text:p>
          </table:table-cell>
          <table:table-cell office:value-type="string">
            <text:p>GEO/LEO</text:p>
          </table:table-cell>
          <table:table-cell/>
          <table:table-cell office:value-type="string">
            <text:p>Batteriekontroll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AD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Solarflächen 2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Solargeneratorbaustein (entfaltbar, nachführbar)</text:p>
          </table:table-cell>
          <table:table-cell office:value-type="string">
            <text:p>LEO</text:p>
          </table:table-cell>
          <table:table-cell/>
          <table:table-cell office:value-type="string">
            <text:p>entfalt. Elektron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Anten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Transceiv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SSP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TM&amp;TC-Baustein (S-Band; Transceiver+SSPA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PC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PCU-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Tank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Monopropellantantriebs-Baustein (Hydrazin bzw. HPGP)</text:p>
          </table:table-cell>
          <table:table-cell office:value-type="string">
            <text:p>GEO/LEO</text:p>
          </table:table-cell>
          <table:table-cell/>
          <table:table-cell office:value-type="string">
            <text:p>Monopropell.Syste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48">
            <text:p>48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rallrad (inkl.Elektro.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4">
          <table:table-cell office:value-type="string">
            <text:p>Drallrad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1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2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72">
            <text:p>72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Kaltgasantriebssyst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Tank 1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Kaltgasantriebs-Baustein 2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elektr. Schnittstelle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Bausteinstruktur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Versorgungsleitungen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mech. 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Datenschnittstelle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4">
          <table:table-cell office:value-type="string">
            <text:p>Control Momentum Gyroscope Baustein</text:p>
          </table:table-cell>
          <table:table-cell office:value-type="string">
            <text:p>GEO/LEO</text:p>
          </table:table-cell>
          <table:table-cell/>
          <table:table-cell office:value-type="string">
            <text:p>CMG-Electronic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Hardware-Stack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Sonnensensor 1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lektr. Schnittstelle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Bausteinstruktu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Versorgungsleitungen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mech. 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Datenschnittstelle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string">
            <text:p>Erdsensor-Baustein</text:p>
          </table:table-cell>
          <table:table-cell office:value-type="string">
            <text:p>LEO</text:p>
          </table:table-cell>
          <table:table-cell/>
          <table:table-cell office:value-type="string">
            <text:p>Erdsensor 2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zmissionen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6" table:default-cell-style-name="Default"/>
        <table:table-row table:style-name="ro3">
          <table:table-cell office:value-type="string">
            <text:p>Mission</text:p>
          </table:table-cell>
          <table:table-cell office:value-type="string">
            <text:p>Baustein</text:p>
          </table:table-cell>
          <table:table-cell office:value-type="string">
            <text:p>Position</text:p>
          </table:table-cell>
          <table:table-cell office:value-type="string">
            <text:p>Orientierung</text:p>
          </table:table-cell>
        </table:table-row>
        <table:table-row table:style-name="ro4">
          <table:table-cell table:number-columns-repeated="2"/>
          <table:table-cell office:value-type="string">
            <text:p>(nx,ny,nz)</text:p>
          </table:table-cell>
          <table:table-cell office:value-type="string">
            <text:p>(a,b,c)[deg]</text:p>
          </table:table-cell>
        </table:table-row>
        <table:table-row table:style-name="ro4">
          <table:table-cell table:number-columns-repeated="2"/>
          <table:table-cell office:value-type="string">
            <text:p>x-&gt;Flugrichtung, z-&gt; neg. Nadir, y → senkrecht dazu</text:p>
          </table:table-cell>
          <table:table-cell office:value-type="string">
            <text:p>noch festzulegen (z.B. CCU immer „unten“)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5">
          <table:table-cell office:value-type="string">
            <text:p>GEObsp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5">
          <table:table-cell office:value-type="string">
            <text:p>GEObsp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0</text:p>
          </table:table-cell>
          <table:table-cell office:value-type="string">
            <text:p>9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Drallradbaustein</text:p>
          </table:table-cell>
          <table:table-cell office:value-type="string">
            <text:p>0,0,1</text:p>
          </table:table-cell>
          <table:table-cell office:value-type="string">
            <text:p>0,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0,0,2</text:p>
          </table:table-cell>
          <table:table-cell office:value-type="string">
            <text:p>0,90,0</text:p>
          </table:table-cell>
        </table:table-row>
        <table:table-row table:style-name="ro4">
          <table:table-cell office:value-type="string">
            <text:p>GEObsp2</text:p>
          </table:table-cell>
          <table:table-cell office:value-type="string">
            <text:p>Solargeneratorbaustein (entfaltbar, nachführbar)</text:p>
          </table:table-cell>
          <table:table-cell office:value-type="string">
            <text:p>1,0,0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1</text:p>
          </table:table-cell>
          <table:table-cell office:value-type="string">
            <text:p>0,0,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elektrischer Antriebs-Baustein</text:p>
          </table:table-cell>
          <table:table-cell office:value-type="string">
            <text:p>1,0,2</text:p>
          </table:table-cell>
          <table:table-cell office:value-type="string">
            <text:p>0,0,90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1</text:p>
          </table:table-cell>
          <table:table-cell office:value-type="string">
            <text:p>0,0,91</text:p>
          </table:table-cell>
        </table:table-row>
        <table:table-row table:style-name="ro3">
          <table:table-cell office:value-type="string">
            <text:p>GEObsp2</text:p>
          </table:table-cell>
          <table:table-cell office:value-type="string">
            <text:p>usw.</text:p>
          </table:table-cell>
          <table:table-cell office:value-type="string">
            <text:p>2,0,3</text:p>
          </table:table-cell>
          <table:table-cell office:value-type="string">
            <text:p>0,0,92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3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4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5</text:p>
          </table:table-cell>
        </table:table-row>
        <table:table-row table:style-name="ro3">
          <table:table-cell office:value-type="string">
            <text:p>GEObsp2</text:p>
          </table:table-cell>
          <table:table-cell table:number-columns-repeated="2" office:value-type="string">
            <text:p>usw.</text:p>
          </table:table-cell>
          <table:table-cell office:value-type="string">
            <text:p>0,0,96</text:p>
          </table:table-cell>
        </table:table-row>
        <table:table-row table:style-name="ro3">
          <table:table-cell table:number-columns-repeated="3"/>
          <table:table-cell office:value-type="string">
            <text:p>0,0,97</text:p>
          </table:table-cell>
        </table:table-row>
        <table:table-row table:style-name="ro3" table:number-rows-repeated="104854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Missionsdaten" table:style-name="ta1">
        <table:table-column table:style-name="co16" table:default-cell-style-name="Default"/>
        <table:table-column table:style-name="co33" table:default-cell-style-name="Default"/>
        <table:table-column table:style-name="co16" table:number-columns-repeated="2" table:default-cell-style-name="Default"/>
        <table:table-row table:style-name="ro4">
          <table:table-cell office:value-type="string">
            <text:p>Mission</text:p>
          </table:table-cell>
          <table:table-cell office:value-type="string">
            <text:p>BB-Gap</text:p>
          </table:table-cell>
          <table:table-cell office:value-type="string">
            <text:p>BB-Size</text:p>
          </table:table-cell>
          <table:table-cell office:value-type="string">
            <text:p>Orbitparameter</text:p>
          </table:table-cell>
        </table:table-row>
        <table:table-row table:style-name="ro3">
          <table:table-cell/>
          <table:table-cell office:value-type="string">
            <text:p>[m]</text:p>
          </table:table-cell>
          <table:table-cell table:number-columns-repeated="2"/>
        </table:table-row>
        <table:table-row table:style-name="ro3">
          <table:table-cell table:number-columns-repeated="4"/>
        </table:table-row>
        <table:table-row table:style-name="ro4">
          <table:table-cell office:value-type="string">
            <text:p>GEObsp</text:p>
          </table:table-cell>
          <table:table-cell office:value-type="string">
            <text:p>0.1</text:p>
          </table:table-cell>
          <table:table-cell office:value-type="string">
            <text:p>0.4,0.4,0.4</text:p>
          </table:table-cell>
          <table:table-cell/>
        </table:table-row>
        <table:table-row table:style-name="ro3" table:number-rows-repeated="1048571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Komponenten.A11:Komponenten.AMJ1048541" table:contains-header="false">
          <table:sort>
            <table:sort-by table:field-number="0" table:data-type="automatic"/>
            <table:sort-by table:field-number="4" table:data-type="automatic"/>
          </table:sort>
        </table:database-range>
        <table:database-range table:name="__Anonymous_Sheet_DB__1" table:target-range-address="Bausteine.A4:Bausteine.AMH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3">00.00.0000</text:date>, <text:time style:data-style-name="N2" text:time-value="0000-00-00T14:46:50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2-03T14:47:04</dc:date>
    <meta:editing-duration>P2DT11H45M2S</meta:editing-duration>
    <meta:editing-cycles>481</meta:editing-cycles>
    <meta:generator>LibreOffice/3.6$Linux_X86_64 LibreOffice_project/360m1$Build-2</meta:generator>
    <meta:document-statistic meta:table-count="4" meta:cell-count="1336" meta:object-count="0"/>
  </office:meta>
</office:document-meta>
</file>